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127791" officeooo:paragraph-rsid="00127791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127791" officeooo:paragraph-rsid="00127791" style:font-weight-asian="normal" style:font-weight-complex="normal"/>
    </style:style>
    <style:style style:name="P3" style:family="paragraph" style:parent-style-name="Standard">
      <style:text-properties style:font-name="Courier New" fo:font-weight="bold" officeooo:rsid="0012f2da" officeooo:paragraph-rsid="0012f2da" style:font-weight-asian="bold" style:font-weight-complex="bold"/>
    </style:style>
    <style:style style:name="P4" style:family="paragraph" style:parent-style-name="Standard">
      <style:text-properties style:font-name="Courier New" fo:font-weight="normal" officeooo:rsid="0012f2da" officeooo:paragraph-rsid="0012f2da" style:font-weight-asian="normal" style:font-weight-complex="normal"/>
    </style:style>
    <style:style style:name="P5" style:family="paragraph" style:parent-style-name="Standard">
      <style:text-properties style:font-name="Courier New" style:text-underline-style="none" fo:font-weight="normal" officeooo:rsid="0012f2da" officeooo:paragraph-rsid="0012f2d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12f2da"/>
    </style:style>
    <style:style style:name="T6" style:family="text">
      <style:text-properties style:text-underline-style="solid" style:text-underline-width="auto" style:text-underline-color="font-color" fo:font-weight="bold" officeooo:rsid="0012f2da" style:font-weight-asian="bold" style:font-weight-complex="bold"/>
    </style:style>
    <style:style style:name="T7" style:family="text">
      <style:text-properties style:text-underline-style="none" officeooo:rsid="0012f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8</text:p>
      <text:p text:style-name="P1">TEMA 4 ÓSCAR AMAYA CORTÉS</text:p>
      <text:p text:style-name="P1"/>
      <text:p text:style-name="P1">EJERCICIO 1</text:p>
      <text:p text:style-name="P1"/>
      <text:p text:style-name="P2">-EMPLEADOS(<text:span text:style-name="T1">#id,</text:span><text:span text:style-name="T2"> </text:span><text:span text:style-name="T3">dni</text:span><text:span text:style-name="T2">, </text:span><text:span text:style-name="T3">email,</text:span><text:span text:style-name="T2"> nombre, fecha_nac, edad-d</text:span>)</text:p>
      <text:p text:style-name="P2"/>
      <text:p text:style-name="P2">-CUIDADOR(<text:span text:style-name="T1">#id_empleado</text:span><text:span text:style-name="T4">, </text:span><text:span text:style-name="T2">fecha_contrato, fecha_fin_contrato, tipo_contrato</text:span>)</text:p>
      <text:p text:style-name="P2"/>
      <text:p text:style-name="P2"><text:tab/>- EMPLEADO_Id → Empleados(BC,MC)</text:p>
      <text:p text:style-name="P2">- GUÍA(<text:span text:style-name="T1">#id_empleado,</text:span><text:span text:style-name="T2"> título, especialidad, años_experiencia</text:span>)</text:p>
      <text:p text:style-name="P2"/>
      <text:p text:style-name="P3">EJERCICIO 2</text:p>
      <text:p text:style-name="P3"/>
      <text:p text:style-name="P4">- ALUMNO(<text:span text:style-name="T1">#id,</text:span><text:span text:style-name="T2"> </text:span><text:span text:style-name="T3">dni,</text:span><text:span text:style-name="T2"> nombre, apellidos, dirección</text:span>)</text:p>
      <text:p text:style-name="P4"/>
      <text:p text:style-name="P4">- ESO(<text:span text:style-name="T1">#id_alumno</text:span><text:span text:style-name="T2">, grupo, nivel, curso</text:span>)</text:p>
      <text:p text:style-name="P4"><text:tab/></text:p>
      <text:p text:style-name="P4"><text:tab/>-ALUMNO_Id → Alumno(BC,MC)</text:p>
      <text:p text:style-name="P4"/>
      <text:p text:style-name="P4">- FP(<text:span text:style-name="T1">#id_alumno</text:span><text:span text:style-name="T2">, ciclo, nivel</text:span>)</text:p>
      <text:p text:style-name="P4"/>
      <text:p text:style-name="P4"><text:tab/>-ALUMNO_Id → Alumno(BC,MC)</text:p>
      <text:p text:style-name="P2"/>
      <text:p text:style-name="P2">-<text:span text:style-name="T5">BACH(</text:span><text:span text:style-name="T6">#id_alumno,</text:span><text:span text:style-name="T7"> nivel, orientación, grupo</text:span><text:span text:style-name="T5">)</text:span></text:p>
      <text:p text:style-name="P2"/>
      <text:p text:style-name="P2"><text:tab/>-<text:span text:style-name="T5">ALUMNO_Id &gt; Alumno(BC,MC)</text:span></text:p>
      <text:p text:style-name="P2"/>
      <text:p text:style-name="P2">- <text:span text:style-name="T5">REALIZA(</text:span><text:span text:style-name="T6">#id_empresa,#id_empleado)</text:span></text:p>
      <text:p text:style-name="P5"><text:tab/></text:p>
      <text:p text:style-name="P5"><text:tab/>Id_empresa → Empresa(BR,MC)</text:p>
      <text:p text:style-name="P5"><text:tab/>Id_empleado → Empleado(BR,M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0:05:24.171898000</meta:creation-date>
    <dc:date>2025-11-21T10:26:02.266673400</dc:date>
    <meta:editing-duration>PT9M30S</meta:editing-duration>
    <meta:editing-cycles>1</meta:editing-cycles>
    <meta:document-statistic meta:table-count="0" meta:image-count="0" meta:object-count="0" meta:page-count="1" meta:paragraph-count="20" meta:word-count="66" meta:character-count="617" meta:non-whitespace-character-count="561"/>
    <meta:generator>LibreOffice/25.2.6.2$Windows_X86_64 LibreOffice_project/729c5bfe710f5eb71ed3bbde9e06a6065e9c6c5d</meta:generator>
  </office:meta>
</office:document-meta>
</file>